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4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3" table:number-columns-spanned="8" table:number-rows-spanned="1"/>
          <table:covered-table-cell table:number-columns-repeated="7" table:style-name="ce48"/>
          <table:table-cell table:style-name="ce67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101年12月</text:p>
          </table:table-cell>
          <table:covered-table-cell table:number-columns-repeated="9" table:style-name="ce12"/>
          <table:table-cell table:style-name="ce44" office:value-type="string" calcext:value-type="string" table:number-columns-spanned="8" table:number-rows-spanned="1">
            <text:p><text:s text:c="5"/>December - 2012</text:p>
          </table:table-cell>
          <table:covered-table-cell table:number-columns-repeated="7" table:style-name="ce49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2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2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4"/>
          <table:covered-table-cell table:style-name="ce26"/>
          <table:table-cell table:style-name="ce38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2"/>
          <table:covered-table-cell table:style-name="ce54"/>
          <table:table-cell table:style-name="ce58" office:value-type="string" calcext:value-type="string" table:number-columns-spanned="2" table:number-rows-spanned="2">
            <text:p>拆除後重建移送法辦數</text:p>
          </table:table-cell>
          <table:covered-table-cell table:style-name="ce62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5"/>
          <table:covered-table-cell table:style-name="ce27"/>
          <table:table-cell table:style-name="ce39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39"/>
          <table:table-cell table:style-name="ce45" office:value-type="string" calcext:value-type="string" table:number-columns-spanned="3" table:number-rows-spanned="1">
            <text:p>本年度應拆除數(累計至上月底)</text:p>
          </table:table-cell>
          <table:covered-table-cell table:number-columns-repeated="2" table:style-name="ce45"/>
          <table:table-cell table:style-name="ce40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3" office:value-type="string" calcext:value-type="string" table:number-columns-spanned="2" table:number-rows-spanned="1">
            <text:p>本月<text:span text:style-name="T5">(</text:span><text:span text:style-name="T6">經認定</text:span><text:span text:style-name="T7">)</text:span><text:span text:style-name="T6">應拆除數</text:span></text:p>
          </table:table-cell>
          <table:covered-table-cell table:style-name="ce55"/>
          <table:covered-table-cell table:style-name="ce59"/>
          <table:covered-table-cell table:style-name="ce63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尚未拆除總數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28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1"/>
          <table:table-cell table:style-name="ce28" office:value-type="string" calcext:value-type="string" table:number-columns-spanned="1" table:number-rows-spanned="2">
            <text:p>本月尚未</text:p>
            <text:p>拆除數</text:p>
          </table:table-cell>
          <table:table-cell table:style-name="ce56" office:value-type="string" calcext:value-type="string" table:number-columns-spanned="1" table:number-rows-spanned="2">
            <text:p>本月</text:p>
            <text:p>拆除數</text:p>
          </table:table-cell>
          <table:table-cell table:style-name="ce60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4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number-columns-repeated="2" table:style-name="ce29"/>
          <table:covered-table-cell table:style-name="ce37"/>
          <table:covered-table-cell table:style-name="ce29"/>
          <table:covered-table-cell table:style-name="ce41"/>
          <table:covered-table-cell table:style-name="ce37"/>
          <table:covered-table-cell table:number-columns-repeated="2" table:style-name="ce41"/>
          <table:covered-table-cell table:style-name="ce37"/>
          <table:covered-table-cell table:number-columns-repeated="2" table:style-name="ce41"/>
          <table:covered-table-cell table:style-name="ce29"/>
          <table:covered-table-cell table:style-name="ce57"/>
          <table:covered-table-cell table:style-name="ce61"/>
          <table:covered-table-cell table:style-name="ce65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65864" calcext:value-type="float">
            <text:p><text:s/>565,864 </text:p>
          </table:table-cell>
          <table:table-cell table:style-name="ce30" office:value-type="float" office:value="2303" calcext:value-type="float">
            <text:p><text:s/>2,303 </text:p>
          </table:table-cell>
          <table:table-cell table:style-name="ce30" office:value-type="float" office:value="28675" calcext:value-type="float">
            <text:p><text:s/>28,67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5" calcext:value-type="float">
            <text:p><text:s/>45 </text:p>
          </table:table-cell>
          <table:table-cell table:style-name="ce30" office:value-type="float" office:value="507451" calcext:value-type="float">
            <text:p><text:s/>507,451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216" calcext:value-type="float">
            <text:p><text:s/>216 </text:p>
          </table:table-cell>
          <table:table-cell table:style-name="ce30" office:value-type="float" office:value="26690" calcext:value-type="float">
            <text:p><text:s/>26,690 </text:p>
          </table:table-cell>
          <table:table-cell table:style-name="ce30" office:value-type="float" office:value="14" calcext:value-type="float">
            <text:p><text:s/>14 </text:p>
          </table:table-cell>
          <table:table-cell table:style-name="ce30" office:value-type="float" office:value="1152" calcext:value-type="float">
            <text:p><text:s/>1,152 </text:p>
          </table:table-cell>
          <table:table-cell table:style-name="ce30" office:value-type="float" office:value="3938" calcext:value-type="float">
            <text:p><text:s/>3,938 </text:p>
          </table:table-cell>
          <table:table-cell table:style-name="ce30" office:value-type="float" office:value="3048" calcext:value-type="float">
            <text:p><text:s/>3,048 </text:p>
          </table:table-cell>
          <table:table-cell table:style-name="ce30" office:value-type="float" office:value="890" calcext:value-type="float">
            <text:p><text:s/>890 </text:p>
          </table:table-cell>
          <table:table-cell table:style-name="ce30" office:value-type="float" office:value="146" calcext:value-type="float">
            <text:p><text:s/>146 </text:p>
          </table:table-cell>
          <table:table-cell table:style-name="ce30" office:value-type="float" office:value="14" calcext:value-type="float">
            <text:p><text:s/>14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16" office:value-type="string" calcext:value-type="string">
            <text:p>New Taipei City</text:p>
          </table:table-cell>
          <table:table-cell table:style-name="ce24" office:value-type="float" office:value="178963" calcext:value-type="float">
            <text:p><text:s/>178,963 </text:p>
          </table:table-cell>
          <table:table-cell table:style-name="ce30" office:value-type="float" office:value="553" calcext:value-type="float">
            <text:p><text:s/>553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67822" calcext:value-type="float">
            <text:p><text:s/>167,822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109" calcext:value-type="float">
            <text:p><text:s/>109 </text:p>
          </table:table-cell>
          <table:table-cell table:style-name="ce30" office:value-type="float" office:value="9860" calcext:value-type="float">
            <text:p><text:s/>9,860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404" calcext:value-type="float">
            <text:p><text:s/>404 </text:p>
          </table:table-cell>
          <table:table-cell table:style-name="ce30" office:value-type="float" office:value="1321" calcext:value-type="float">
            <text:p><text:s/>1,321 </text:p>
          </table:table-cell>
          <table:table-cell table:style-name="ce30" office:value-type="float" office:value="1281" calcext:value-type="float">
            <text:p><text:s/>1,281 </text:p>
          </table:table-cell>
          <table:table-cell table:style-name="ce30" office:value-type="float" office:value="40" calcext:value-type="float">
            <text:p><text:s/>40 </text:p>
          </table:table-cell>
          <table:table-cell table:style-name="ce30" office:value-type="float" office:value="47" calcext:value-type="float">
            <text:p><text:s/>47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2170" calcext:value-type="float">
            <text:p><text:s/>82,170 </text:p>
          </table:table-cell>
          <table:table-cell table:style-name="ce30" office:value-type="float" office:value="392" calcext:value-type="float">
            <text:p><text:s/>392 </text:p>
          </table:table-cell>
          <table:table-cell table:style-name="ce30" office:value-type="float" office:value="6563" calcext:value-type="float">
            <text:p><text:s/>6,563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3210" calcext:value-type="float">
            <text:p><text:s/>73,21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5" calcext:value-type="float">
            <text:p><text:s/>35 </text:p>
          </table:table-cell>
          <table:table-cell table:style-name="ce30" office:value-type="float" office:value="2129" calcext:value-type="float">
            <text:p><text:s/>2,12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67" calcext:value-type="float">
            <text:p><text:s/>267 </text:p>
          </table:table-cell>
          <table:table-cell table:style-name="ce30" office:value-type="float" office:value="358" calcext:value-type="float">
            <text:p><text:s/>358 </text:p>
          </table:table-cell>
          <table:table-cell table:style-name="ce30" office:value-type="float" office:value="268" calcext:value-type="float">
            <text:p><text:s/>268 </text:p>
          </table:table-cell>
          <table:table-cell table:style-name="ce30" office:value-type="float" office:value="90" calcext:value-type="float">
            <text:p><text:s/>90 </text:p>
          </table:table-cell>
          <table:table-cell table:style-name="ce30" office:value-type="float" office:value="36" calcext:value-type="float">
            <text:p><text:s/>36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中市</text:p>
          </table:table-cell>
          <table:table-cell table:style-name="ce16" office:value-type="string" calcext:value-type="string">
            <text:p>Taichung City</text:p>
          </table:table-cell>
          <table:table-cell table:style-name="ce24" office:value-type="float" office:value="50619" calcext:value-type="float">
            <text:p><text:s/>50,619 </text:p>
          </table:table-cell>
          <table:table-cell table:style-name="ce30" office:value-type="float" office:value="242" calcext:value-type="float">
            <text:p><text:s/>242 </text:p>
          </table:table-cell>
          <table:table-cell table:style-name="ce30" office:value-type="float" office:value="7868" calcext:value-type="float">
            <text:p><text:s/>7,86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38131" calcext:value-type="float">
            <text:p><text:s/>38,13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4" calcext:value-type="float">
            <text:p><text:s/>24 </text:p>
          </table:table-cell>
          <table:table-cell table:style-name="ce30" office:value-type="float" office:value="4123" calcext:value-type="float">
            <text:p><text:s/>4,12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59" calcext:value-type="float">
            <text:p><text:s/>159 </text:p>
          </table:table-cell>
          <table:table-cell table:style-name="ce30" office:value-type="float" office:value="553" calcext:value-type="float">
            <text:p><text:s/>553 </text:p>
          </table:table-cell>
          <table:table-cell table:style-name="ce30" office:value-type="float" office:value="497" calcext:value-type="float">
            <text:p><text:s/>497 </text:p>
          </table:table-cell>
          <table:table-cell table:style-name="ce30" office:value-type="float" office:value="56" calcext:value-type="float">
            <text:p><text:s/>5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南市</text:p>
          </table:table-cell>
          <table:table-cell table:style-name="ce16" office:value-type="string" calcext:value-type="string">
            <text:p>Tainan City</text:p>
          </table:table-cell>
          <table:table-cell table:style-name="ce24" office:value-type="float" office:value="20891" calcext:value-type="float">
            <text:p><text:s/>20,891 </text:p>
          </table:table-cell>
          <table:table-cell table:style-name="ce30" office:value-type="float" office:value="127" calcext:value-type="float">
            <text:p><text:s/>127 </text:p>
          </table:table-cell>
          <table:table-cell table:style-name="ce30" office:value-type="float" office:value="3609" calcext:value-type="float">
            <text:p><text:s/>3,60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6348" calcext:value-type="float">
            <text:p><text:s/>16,34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30" office:value-type="float" office:value="811" calcext:value-type="float">
            <text:p><text:s/>811 </text:p>
          </table:table-cell>
          <table:table-cell table:style-name="ce30" office:value-type="float" office:value="0" calcext:value-type="float">
            <text:p><text:s/>- </text:p>
          </table:table-cell>
          <table:table-cell table:number-columns-repeated="3" table:style-name="ce30" office:value-type="float" office:value="123" calcext:value-type="float">
            <text:p><text:s/>123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114396" calcext:value-type="float">
            <text:p><text:s/>114,396 </text:p>
          </table:table-cell>
          <table:table-cell table:style-name="ce30" office:value-type="float" office:value="699" calcext:value-type="float">
            <text:p><text:s/>699 </text:p>
          </table:table-cell>
          <table:table-cell table:style-name="ce30" office:value-type="float" office:value="169" calcext:value-type="float">
            <text:p><text:s/>16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10892" calcext:value-type="float">
            <text:p><text:s/>110,89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6" calcext:value-type="float">
            <text:p><text:s/>16 </text:p>
          </table:table-cell>
          <table:table-cell table:style-name="ce30" office:value-type="float" office:value="3042" calcext:value-type="float">
            <text:p><text:s/>3,04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72" calcext:value-type="float">
            <text:p><text:s/>72 </text:p>
          </table:table-cell>
          <table:table-cell table:style-name="ce30" office:value-type="float" office:value="904" calcext:value-type="float">
            <text:p><text:s/>904 </text:p>
          </table:table-cell>
          <table:table-cell table:style-name="ce30" office:value-type="float" office:value="293" calcext:value-type="float">
            <text:p><text:s/>293 </text:p>
          </table:table-cell>
          <table:table-cell table:style-name="ce30" office:value-type="float" office:value="611" calcext:value-type="float">
            <text:p><text:s/>611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116138" calcext:value-type="float">
            <text:p><text:s/>116,138 </text:p>
          </table:table-cell>
          <table:table-cell table:style-name="ce30" office:value-type="float" office:value="290" calcext:value-type="float">
            <text:p><text:s/>290 </text:p>
          </table:table-cell>
          <table:table-cell table:style-name="ce30" office:value-type="float" office:value="9985" calcext:value-type="float">
            <text:p><text:s/>9,98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2" calcext:value-type="float">
            <text:p><text:s/>42 </text:p>
          </table:table-cell>
          <table:table-cell table:style-name="ce30" office:value-type="float" office:value="98965" calcext:value-type="float">
            <text:p><text:s/>98,96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8" calcext:value-type="float">
            <text:p><text:s/>28 </text:p>
          </table:table-cell>
          <table:table-cell table:style-name="ce30" office:value-type="float" office:value="6612" calcext:value-type="float">
            <text:p><text:s/>6,612 </text:p>
          </table:table-cell>
          <table:table-cell table:style-name="ce30" office:value-type="float" office:value="13" calcext:value-type="float">
            <text:p><text:s/>13 </text:p>
          </table:table-cell>
          <table:table-cell table:style-name="ce30" office:value-type="float" office:value="127" calcext:value-type="float">
            <text:p><text:s/>127 </text:p>
          </table:table-cell>
          <table:table-cell table:style-name="ce30" office:value-type="float" office:value="669" calcext:value-type="float">
            <text:p><text:s/>669 </text:p>
          </table:table-cell>
          <table:table-cell table:style-name="ce30" office:value-type="float" office:value="576" calcext:value-type="float">
            <text:p><text:s/>576 </text:p>
          </table:table-cell>
          <table:table-cell table:style-name="ce30" office:value-type="float" office:value="93" calcext:value-type="float">
            <text:p><text:s/>93 </text:p>
          </table:table-cell>
          <table:table-cell table:style-name="ce30" office:value-type="float" office:value="59" calcext:value-type="float">
            <text:p><text:s/>59 </text:p>
          </table:table-cell>
          <table:table-cell table:style-name="ce30" office:value-type="float" office:value="7" calcext:value-type="float">
            <text:p><text:s/>7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694" calcext:value-type="float">
            <text:p><text:s/>2,694 </text:p>
          </table:table-cell>
          <table:table-cell table:style-name="ce31" office:value-type="float" office:value="34" calcext:value-type="float">
            <text:p><text:s/>34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29" calcext:value-type="float">
            <text:p><text:s/>92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4" calcext:value-type="float">
            <text:p><text:s/>8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39" calcext:value-type="float">
            <text:p><text:s/>39 </text:p>
          </table:table-cell>
          <table:table-cell table:style-name="ce31" office:value-type="float" office:value="30" calcext:value-type="float">
            <text:p><text:s/>30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37808" calcext:value-type="float">
            <text:p><text:s/>37,808 </text:p>
          </table:table-cell>
          <table:table-cell table:style-name="ce31" office:value-type="float" office:value="44" calcext:value-type="float">
            <text:p><text:s/>44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2396" calcext:value-type="float">
            <text:p><text:s/>32,39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4346" calcext:value-type="float">
            <text:p><text:s/>4,346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36" calcext:value-type="float">
            <text:p><text:s/>36 </text:p>
          </table:table-cell>
          <table:table-cell table:style-name="ce31" office:value-type="float" office:value="339" calcext:value-type="float">
            <text:p><text:s/>339 </text:p>
          </table:table-cell>
          <table:table-cell table:style-name="ce31" office:value-type="float" office:value="332" calcext:value-type="float">
            <text:p><text:s/>332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57" calcext:value-type="float">
            <text:p><text:s/>57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5054" calcext:value-type="float">
            <text:p><text:s/>5,054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1108" calcext:value-type="float">
            <text:p><text:s/>1,10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491" calcext:value-type="float">
            <text:p><text:s/>3,49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03" calcext:value-type="float">
            <text:p><text:s/>40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56" calcext:value-type="float">
            <text:p><text:s/>56 </text:p>
          </table:table-cell>
          <table:table-cell table:style-name="ce31" office:value-type="float" office:value="52" calcext:value-type="float">
            <text:p><text:s/>52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810" calcext:value-type="float">
            <text:p><text:s/>1,810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557" calcext:value-type="float">
            <text:p><text:s/>1,5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25" calcext:value-type="float">
            <text:p><text:s/>22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28" calcext:value-type="float">
            <text:p><text:s/>28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5208" calcext:value-type="float">
            <text:p><text:s/>5,208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668" calcext:value-type="float">
            <text:p><text:s/>4,66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277" calcext:value-type="float">
            <text:p><text:s/>277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0" calcext:value-type="float">
            <text:p><text:s/>40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16" calcext:value-type="float">
            <text:p><text:s/>1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895" calcext:value-type="float">
            <text:p><text:s/>1,895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06" calcext:value-type="float">
            <text:p><text:s/>1,7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5" calcext:value-type="float">
            <text:p><text:s/>7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8" calcext:value-type="float">
            <text:p><text:s/>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247" calcext:value-type="float">
            <text:p><text:s/>2,247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14" calcext:value-type="float">
            <text:p><text:s/>1,8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4" calcext:value-type="float">
            <text:p><text:s/>104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592" calcext:value-type="float">
            <text:p><text:s/>2,592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007" calcext:value-type="float">
            <text:p><text:s/>2,00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01" calcext:value-type="float">
            <text:p><text:s/>20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number-columns-repeated="2" table:style-name="ce31" office:value-type="float" office:value="27" calcext:value-type="float">
            <text:p><text:s/>2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3049" calcext:value-type="float">
            <text:p><text:s/>13,049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41" calcext:value-type="float">
            <text:p><text:s/>12,14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52" calcext:value-type="float">
            <text:p><text:s/>5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3" calcext:value-type="float">
            <text:p><text:s/>13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2" calcext:value-type="float">
            <text:p><text:s/>1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642" calcext:value-type="float">
            <text:p><text:s/>642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532" calcext:value-type="float">
            <text:p><text:s/>5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3" calcext:value-type="float">
            <text:p><text:s/>10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7" calcext:value-type="float">
            <text:p><text:s/>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647" calcext:value-type="float">
            <text:p><text:s/>2,647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610" calcext:value-type="float">
            <text:p><text:s/>2,6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4" calcext:value-type="float">
            <text:p><text:s/>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61" calcext:value-type="float">
            <text:p><text:s/>61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51" calcext:value-type="float">
            <text:p><text:s/>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7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416" calcext:value-type="float">
            <text:p><text:s/>17,416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240" calcext:value-type="float">
            <text:p><text:s/>16,24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22" calcext:value-type="float">
            <text:p><text:s/>22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45" calcext:value-type="float">
            <text:p><text:s/>45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23" calcext:value-type="float">
            <text:p><text:s/>2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7042" calcext:value-type="float">
            <text:p><text:s/>7,042 </text:p>
          </table:table-cell>
          <table:table-cell table:style-name="ce31" office:value-type="float" office:value="94" calcext:value-type="float">
            <text:p><text:s/>94 </text:p>
          </table:table-cell>
          <table:table-cell table:style-name="ce31" office:value-type="float" office:value="168" calcext:value-type="float">
            <text:p><text:s/>16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2" calcext:value-type="float">
            <text:p><text:s/>42 </text:p>
          </table:table-cell>
          <table:table-cell table:style-name="ce31" office:value-type="float" office:value="6459" calcext:value-type="float">
            <text:p><text:s/>6,45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400" calcext:value-type="float">
            <text:p><text:s/>40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31" calcext:value-type="float">
            <text:p><text:s/>31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16" calcext:value-type="float">
            <text:p><text:s/>1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973" calcext:value-type="float">
            <text:p><text:s/>15,973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364" calcext:value-type="float">
            <text:p><text:s/>12,36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6" calcext:value-type="float">
            <text:p><text:s/>7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0" calcext:value-type="float">
            <text:p><text:s/>20 </text:p>
          </table:table-cell>
          <table:table-cell table:number-columns-repeated="2" table:style-name="ce31" office:value-type="float" office:value="12" calcext:value-type="float">
            <text:p><text:s/>1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687" calcext:value-type="float">
            <text:p><text:s/>2,68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1" calcext:value-type="float">
            <text:p><text:s/>48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2083" calcext:value-type="float">
            <text:p><text:s/>2,083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13" calcext:value-type="float">
            <text:p><text:s/>113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10" calcext:value-type="float">
            <text:p><text:s/>10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2160" calcext:value-type="float">
            <text:p><text:s/>2,160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2045" calcext:value-type="float">
            <text:p><text:s/>2,04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9" calcext:value-type="float">
            <text:p><text:s/>1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6" calcext:value-type="float">
            <text:p><text:s/>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27" calcext:value-type="float">
            <text:p><text:s/>52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1" calcext:value-type="float">
            <text:p><text:s/>4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8" calcext:value-type="float">
            <text:p><text:s/>3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/>
          <table:table-cell table:style-name="ce16"/>
          <table:table-cell table:style-name="ce24"/>
          <table:table-cell table:style-name="ce30" table:number-columns-repeated="15"/>
          <table:table-cell table:style-name="ce68" table:number-columns-repeated="1006"/>
        </table:table-row>
        <table:table-row table:style-name="ro5" table:number-rows-repeated="2">
          <table:table-cell table:style-name="ce8"/>
          <table:table-cell table:style-name="ce17"/>
          <table:table-cell table:style-name="ce25"/>
          <table:table-cell table:style-name="ce31" table:number-columns-repeated="15"/>
          <table:table-cell table:style-name="ce68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6" office:value-type="string" calcext:value-type="string" table:number-columns-spanned="8" table:number-rows-spanned="1">
            <text:p>Source：County and City Government</text:p>
          </table:table-cell>
          <table:covered-table-cell table:style-name="ce46"/>
          <table:covered-table-cell table:number-columns-repeated="5" table:style-name="ce50"/>
          <table:covered-table-cell table:style-name="ce66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office:value-type="string" calcext:value-type="string">
            <text:p>新舊違建之劃分日期，依省、縣市主管建築機關經命令規定之。</text:p>
          </table:table-cell>
          <table:table-cell table:number-columns-repeated="8"/>
          <table:table-cell table:style-name="ce47" office:value-type="string" calcext:value-type="string">
            <text:p>Note：</text:p>
          </table:table-cell>
          <table:table-cell table:style-name="ce47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cpa</dc:creator>
    <dc:date>2013-02-04T17:10:20</dc:date>
    <meta:print-date>2007-08-08T17:17:22</meta:print-date>
    <meta:document-statistic meta:table-count="1" meta:cell-count="484" meta:object-count="0"/>
    <meta:generator>LibreOffice/5.3.6.1$Windows_X86_64 LibreOffice_project/686f202eff87ef707079aeb7f485847613344eb7</meta:generator>
  </office:meta>
</office:document-meta>
</file>